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1.5937in"/>
    </style:style>
    <style:style style:name="co4" style:family="table-column">
      <style:table-column-properties fo:break-before="auto" style:column-width="2.3126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od1">
      <style:table-properties table:display="true" style:writing-mode="lr-tb"/>
    </style:style>
    <style:style style:name="ce1" style:family="table-cell" style:parent-style-name="Default" style:data-style-name="N134">
      <style:table-cell-properties fo:background-color="#434343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36">
      <style:table-cell-properties fo:background-color="#dae5f3"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36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6">
      <style:table-cell-properties fo:background-color="#f3f3f3"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4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fo:background-color="#dae5f3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3f3f3"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34">
      <style:table-cell-properties fo:background-color="#999999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9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0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line-through-style="none" style:text-line-through-typ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od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5" table:default-cell-style-name="ce8"/>
        <table:table-column table:style-name="co5" table:number-columns-repeated="246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1.3335in" svg:height="0.7709in" svg:x="1.5417in" svg:y="0.0102in" draw:caption-point-x="-0.1917in" draw:caption-point-y="-0.0063in">
              <dc:date>2015-05-19T00:00:00</dc:date>
              <text:p text:style-name="P1"><text:span text:style-name="T1">(Required) </text:span></text:p>
            </office:annotation>
            <text:p>Start Date</text:p>
          </table:table-cell>
          <table:table-cell table:style-name="ce1" office:value-type="string" calcext:value-type="string">
            <office:annotation draw:style-name="gr1" draw:text-style-name="P1" svg:width="1.3335in" svg:height="0.7709in" svg:x="2.7917in" svg:y="0.0102in" draw:caption-point-x="-0.0354in" draw:caption-point-y="-0.0063in">
              <dc:date>2015-05-19T00:00:00</dc:date>
              <text:p text:style-name="P1"><text:span text:style-name="T1">(Optional) </text:span></text:p>
            </office:annotation>
            <text:p>End Date</text:p>
          </table:table-cell>
          <table:table-cell table:style-name="ce5" office:value-type="string" calcext:value-type="string">
            <office:annotation draw:style-name="gr1" draw:text-style-name="P1" svg:width="1.3335in" svg:height="0.7709in" svg:x="4.0417in" svg:y="0.0102in" draw:caption-point-x="0.3083in" draw:caption-point-y="-0.0063in">
              <dc:date>2015-05-19T00:00:00</dc:date>
              <text:p text:style-name="P1"><text:span text:style-name="T1">(Required)</text:span></text:p>
            </office:annotation>
            <text:p>Headline</text:p>
          </table:table-cell>
          <table:table-cell table:style-name="ce5" office:value-type="string" calcext:value-type="string">
            <office:annotation draw:style-name="gr1" draw:text-style-name="P1" svg:width="1.3335in" svg:height="0.7709in" svg:x="5.2917in" svg:y="0.0102in" draw:caption-point-x="1.3709in" draw:caption-point-y="-0.0063in">
              <dc:date>2015-05-19T00:00:00</dc:date>
              <text:p text:style-name="P1"><text:span text:style-name="T1">(Optional) </text:span></text:p>
            </office:annotation>
            <text:p>Text</text:p>
          </table:table-cell>
          <table:table-cell table:style-name="ce9" office:value-type="string" calcext:value-type="string">
            <office:annotation draw:style-name="gr2" draw:text-style-name="P1" svg:width="1.3335in" svg:height="1.2268in" svg:x="6.5417in" svg:y="0.0102in" draw:caption-point-x="1.3709in" draw:caption-point-y="-0.0063in">
              <dc:date>2015-05-19T00:00:00</dc:date>
              <text:p text:style-name="P1"><text:span text:style-name="T1">(Optional) </text:span></text:p>
              <text:p text:style-name="P1"/>
              <text:p text:style-name="P1"><text:span text:style-name="T1">can be a link to:</text:span></text:p>
              <text:p text:style-name="P1"><text:span text:style-name="T1">youtube, vimeo, soundcloud, dailymotion, instagram, twit pic, twitter status, google plus status, wikipedia, or an image</text:span></text:p>
            </office:annotation>
            <text:p>Media</text:p>
          </table:table-cell>
          <table:table-cell table:style-name="ce9" office:value-type="string" calcext:value-type="string">
            <office:annotation draw:style-name="gr1" draw:text-style-name="P1" svg:width="1.3335in" svg:height="0.7709in" svg:x="7.7917in" svg:y="0.0102in" draw:caption-point-x="1.3709in" draw:caption-point-y="-0.0063in">
              <dc:date>2015-05-19T00:00:00</dc:date>
              <text:p text:style-name="P1"><text:span text:style-name="T1">(Optional) </text:span></text:p>
            </office:annotation>
            <text:p>Media Credit</text:p>
          </table:table-cell>
          <table:table-cell table:style-name="ce9" office:value-type="string" calcext:value-type="string">
            <office:annotation draw:style-name="gr1" draw:text-style-name="P1" svg:width="1.3335in" svg:height="0.7709in" svg:x="9.0417in" svg:y="0.0102in" draw:caption-point-x="1.9228in" draw:caption-point-y="-0.0063in">
              <dc:date>2015-05-19T00:00:00</dc:date>
              <text:p text:style-name="P1"><text:span text:style-name="T1">(Optional) </text:span></text:p>
            </office:annotation>
            <text:p>Media Caption</text:p>
          </table:table-cell>
          <table:table-cell table:style-name="ce9" office:value-type="string" calcext:value-type="string">
            <office:annotation draw:style-name="gr1" draw:text-style-name="P1" svg:width="1.3335in" svg:height="0.7709in" svg:x="10.2917in" svg:y="0.0102in" draw:caption-point-x="1.9228in" draw:caption-point-y="-0.0063in">
              <dc:date>2015-05-19T00:00:00</dc:date>
              <text:p text:style-name="P1"><text:span text:style-name="T1">(Optional) </text:span></text:p>
              <text:p text:style-name="P1"><text:span text:style-name="T1">Link to a image file. The image should be no larger than 32px x 32px.</text:span></text:p>
            </office:annotation>
            <text:p>Media Thumbnail</text:p>
          </table:table-cell>
          <table:table-cell table:style-name="ce1" office:value-type="string" calcext:value-type="string">
            <office:annotation draw:style-name="gr3" draw:text-style-name="P1" svg:width="1.3335in" svg:height="1.3823in" svg:x="11.5417in" svg:y="0.0102in" draw:caption-point-x="1.9228in" draw:caption-point-y="-0.0063in">
              <dc:date>2015-05-19T00:00:00</dc:date>
              <text:p text:style-name="P1"><text:span text:style-name="T1">(Optional) </text:span></text:p>
              <text:p text:style-name="P1"><text:span text:style-name="T1">This indicates which slide is the title slide.</text:span></text:p>
              <text:p text:style-name="P1"/>
              <text:p text:style-name="P1"><text:span text:style-name="T1">You can also set era slides but please note that era slides will only display headlines and dates (no media)</text:span></text:p>
              <text:p text:style-name="P1"/>
            </office:annotation>
            <text:p>Type</text:p>
          </table:table-cell>
          <table:table-cell table:style-name="ce1" office:value-type="string" calcext:value-type="string">
            <office:annotation draw:style-name="gr4" draw:text-style-name="P1" svg:width="1.3335in" svg:height="0.8232in" svg:x="12.7917in" svg:y="0.0102in" draw:caption-point-x="1.9228in" draw:caption-point-y="-0.0063in">
              <dc:date>2015-05-19T00:00:00</dc:date>
              <text:p text:style-name="P1"><text:span text:style-name="T1">(Optional) </text:span></text:p>
              <text:p text:style-name="P1"><text:span text:style-name="T1">Tags (Categories) </text:span></text:p>
              <text:p text:style-name="P1"><text:span text:style-name="T1">You can have up to 6. If you define more than 6 some of them won't be displayed.</text:span></text:p>
            </office:annotation>
            <text:p>Tag</text:p>
          </table:table-cell>
          <table:table-cell table:number-columns-repeated="246"/>
        </table:table-row>
        <table:table-row table:style-name="ro2">
          <table:table-cell table:style-name="ce2" office:value-type="float" office:value="41275" calcext:value-type="float">
            <text:p>1/1/2013 0:00:00</text:p>
          </table:table-cell>
          <table:table-cell table:style-name="ce2"/>
          <table:table-cell table:style-name="ce6" office:value-type="string" calcext:value-type="string">
            <text:p>Firma convenio PAS-CIPAC - DINARA</text:p>
          </table:table-cell>
          <table:table-cell table:style-name="ce6" office:value-type="string" calcext:value-type="string">
            <text:p>Convenio entre el PAS-CIPAC y la DINARA de apoyo entre instituciones</text:p>
          </table:table-cell>
          <table:table-cell table:style-name="ce6" table:number-columns-repeated="3"/>
          <table:table-cell table:style-name="ce6" office:value-type="string" calcext:value-type="string">
            <text:p><text:a xlink:href="https://raw.githubusercontent.com/guzmanlopez/PAS-DINARA/master/Data/Timeline/" xlink:type="simple">https://raw.githubusercontent.com/guzmanlopez/PAS-DINARA/master/Data/Timeline/</text:a>Figuras/Miniaturas/convenio-icono.png</text:p>
          </table:table-cell>
          <table:table-cell table:style-name="ce6"/>
          <table:table-cell office:value-type="string" calcext:value-type="string">
            <text:p>convenio</text:p>
          </table:table-cell>
          <table:table-cell table:number-columns-repeated="246"/>
        </table:table-row>
        <table:table-row table:style-name="ro3">
          <table:table-cell office:value-type="float" office:value="41796.375" calcext:value-type="float">
            <text:p>6/6/2014 9:00:00</text:p>
          </table:table-cell>
          <table:table-cell office:value-type="float" office:value="41796.8" calcext:value-type="float">
            <text:p>6/6/2014 19:12:00</text:p>
          </table:table-cell>
          <table:table-cell office:value-type="string" calcext:value-type="string">
            <text:p>Primer salida a Bahía de Maldonado</text:p>
          </table:table-cell>
          <table:table-cell office:value-type="string" calcext:value-type="string">
            <text:p>Experimentar y evaluar el uso de parte del equipamiento científico - técnico que será utilizado durante la ejecución de la propuesta “Caracterización del fondo marino en la Bahía de Maldonado (inmediaciones de la Isla Gorriti) y evaluación de mejillón (Mytilus edulis platensis)”. Puesta a punto del grupo de trabajo a ser embarcado durante las campañas.</text:p>
          </table:table-cell>
          <table:table-cell office:value-type="string" calcext:value-type="string">
            <text:p><text:a xlink:href="https://raw.githubusercontent.com/guzmanlopez/PAS-DINARA/master/Data/Timeline/" xlink:type="simple">https://raw.githubusercontent.com/guzmanlopez/PAS-DINARA/master/Data/Timeline/</text:a>Sonar-arena-roca-y-foto-arena-video.png</text:p>
          </table:table-cell>
          <table:table-cell office:value-type="string" calcext:value-type="string">
            <text:p>PAS-CIPAC-DINARA</text:p>
          </table:table-cell>
          <table:table-cell/>
          <table:table-cell office:value-type="string" calcext:value-type="string">
            <text:p><text:a xlink:href="https://raw.githubusercontent.com/guzmanlopez/PAS-DINARA/master/Data/Timeline/" xlink:type="simple">https://raw.githubusercontent.com/guzmanlopez/PAS-DINARA/master/Data/Timeline/</text:a>Figuras/Miniaturas/salidas-de-agua.png</text:p>
          </table:table-cell>
          <table:table-cell/>
          <table:table-cell table:style-name="ce10" office:value-type="string" calcext:value-type="string">
            <text:p>salida de agua</text:p>
          </table:table-cell>
          <table:table-cell table:number-columns-repeated="246"/>
        </table:table-row>
        <table:table-row table:style-name="ro4">
          <table:table-cell table:style-name="ce4" table:number-columns-repeated="2"/>
          <table:table-cell table:style-name="ce8" table:number-columns-repeated="7"/>
          <table:table-cell table:number-columns-repeated="247"/>
        </table:table-row>
        <table:table-row table:style-name="ro4">
          <table:table-cell table:number-columns-repeated="9"/>
          <table:table-cell table:style-name="Default"/>
          <table:table-cell table:number-columns-repeated="246"/>
        </table:table-row>
        <table:table-row table:style-name="ro4">
          <table:table-cell table:style-name="ce4" table:number-columns-repeated="2"/>
          <table:table-cell table:style-name="ce8" table:number-columns-repeated="7"/>
          <table:table-cell table:number-columns-repeated="247"/>
        </table:table-row>
        <table:table-row table:style-name="ro4">
          <table:table-cell table:number-columns-repeated="9"/>
          <table:table-cell table:style-name="Default"/>
          <table:table-cell table:number-columns-repeated="246"/>
        </table:table-row>
        <table:table-row table:style-name="ro4">
          <table:table-cell table:style-name="ce4" table:number-columns-repeated="2"/>
          <table:table-cell table:style-name="ce8" table:number-columns-repeated="7"/>
          <table:table-cell table:number-columns-repeated="247"/>
        </table:table-row>
        <table:table-row table:style-name="ro4">
          <table:table-cell table:number-columns-repeated="9"/>
          <table:table-cell table:style-name="Default"/>
          <table:table-cell table:number-columns-repeated="2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5" number:min-integer-digits="1" number:grouping="true"/>
    </number:number-style>
    <number:date-style style:name="N136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6">
      <number:text-content/>
      <style:map style:condition="value()&gt;=0" style:apply-style-name="N136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d1" style:display-name="PageStyle_o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14:19:16.993504397</dc:date>
    <dc:creator>Guzmán López Orrego</dc:creator>
    <meta:editing-duration>PT1M22S</meta:editing-duration>
    <meta:editing-cycles>2</meta:editing-cycles>
    <meta:generator>LibreOffice/4.3.7.2$Linux_X86_64 LibreOffice_project/430m0$Build-2</meta:generator>
    <meta:document-statistic meta:table-count="1" meta:cell-count="23" meta:object-count="0"/>
  </office:meta>
</office:document-meta>
</file>